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4pt" fo:font-weight="bold" officeooo:rsid="00215ae0" officeooo:paragraph-rsid="00215ae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ec28f" officeooo:paragraph-rsid="001ec28f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bold" officeooo:rsid="001ec28f" officeooo:paragraph-rsid="001ec28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215ae0" officeooo:paragraph-rsid="00215ae0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Arial" fo:font-size="11pt" officeooo:paragraph-rsid="001bcaca" style:font-size-asian="11pt" style:font-size-complex="11pt"/>
    </style:style>
    <style:style style:name="P6" style:family="paragraph" style:parent-style-name="Standard">
      <style:text-properties style:font-name="Arial" fo:font-size="11pt" officeooo:paragraph-rsid="001d1b5f" style:font-size-asian="11pt" style:font-size-complex="11pt"/>
    </style:style>
    <style:style style:name="P7" style:family="paragraph" style:parent-style-name="Standard">
      <style:text-properties style:font-name="Arial" fo:font-size="11pt" officeooo:paragraph-rsid="001ec28f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officeooo:paragraph-rsid="001d1b5f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officeooo:rsid="001ec28f" officeooo:paragraph-rsid="001ec28f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officeooo:rsid="001ec28f" officeooo:paragraph-rsid="001ec28f" style:font-size-asian="11pt" style:font-size-complex="11pt"/>
    </style:style>
    <style:style style:name="P11" style:family="paragraph" style:parent-style-name="Standard">
      <style:text-properties style:font-name="Arial" fo:font-size="11pt" officeooo:rsid="001d1b5f" officeooo:paragraph-rsid="001d1b5f" style:font-size-asian="11pt" style:font-size-complex="11pt"/>
    </style:style>
    <style:style style:name="P12" style:family="paragraph" style:parent-style-name="Standard">
      <style:text-properties style:font-name="Arial" fo:font-size="11pt" officeooo:rsid="001d1b5f" officeooo:paragraph-rsid="001ec28f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officeooo:rsid="001d1b5f" officeooo:paragraph-rsid="001ec28f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fo:font-weight="normal" officeooo:rsid="00215ae0" officeooo:paragraph-rsid="00215ae0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fo:font-weight="normal" officeooo:rsid="0021f548" officeooo:paragraph-rsid="0021f548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fo:color="#212529" style:font-name="apple-system" fo:letter-spacing="normal" fo:font-style="normal"/>
    </style:style>
    <style:style style:name="T2" style:family="text">
      <style:text-properties fo:font-variant="normal" fo:text-transform="none" fo:color="#212529" style:font-name="apple-system" fo:letter-spacing="normal" fo:font-style="normal" fo:font-weight="normal"/>
    </style:style>
    <style:style style:name="T3" style:family="text">
      <style:text-properties fo:font-variant="normal" fo:text-transform="none" fo:color="#212529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212529" style:font-name="Liberation Serif" fo:font-size="12pt" fo:letter-spacing="normal" fo:font-style="normal" fo:font-weight="normal" officeooo:rsid="001bcaca" style:font-size-asian="12pt" style:font-size-complex="12pt"/>
    </style:style>
    <style:style style:name="T5" style:family="text">
      <style:text-properties fo:font-variant="normal" fo:text-transform="none" fo:color="#212529" fo:letter-spacing="normal" fo:font-style="normal"/>
    </style:style>
    <style:style style:name="T6" style:family="text">
      <style:text-properties fo:font-variant="normal" fo:text-transform="none" fo:color="#212529" fo:letter-spacing="normal" fo:font-style="normal" fo:font-weight="normal"/>
    </style:style>
    <style:style style:name="T7" style:family="text">
      <style:text-properties fo:font-variant="normal" fo:text-transform="none" fo:color="#212529" fo:letter-spacing="normal" fo:font-style="normal" fo:font-weight="normal" officeooo:rsid="001bcaca"/>
    </style:style>
    <style:style style:name="T8" style:family="text">
      <style:text-properties fo:font-variant="normal" fo:text-transform="none" fo:color="#212529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212529" fo:font-size="12pt" fo:letter-spacing="normal" fo:font-style="normal" fo:font-weight="normal" officeooo:rsid="001bcaca" style:font-size-asian="12pt" style:font-size-complex="12pt"/>
    </style:style>
    <style:style style:name="T10" style:family="text">
      <style:text-properties officeooo:rsid="001bcaca"/>
    </style:style>
    <style:style style:name="T11" style:family="text">
      <style:text-properties style:font-name="Liberation Serif" fo:font-size="12pt" officeooo:rsid="001bcaca" style:font-size-asian="12pt" style:font-size-complex="12pt"/>
    </style:style>
    <style:style style:name="T12" style:family="text">
      <style:text-properties fo:font-size="12pt" officeooo:rsid="001bcaca" style:font-size-asian="12pt" style:font-size-complex="12pt"/>
    </style:style>
    <style:style style:name="T13" style:family="text">
      <style:text-properties officeooo:rsid="001d1b5f"/>
    </style:style>
    <style:style style:name="T14" style:family="text">
      <style:text-properties officeooo:rsid="001ec28f"/>
    </style:style>
    <style:style style:name="T15" style:family="text">
      <style:text-properties fo:font-size="14pt" officeooo:rsid="00215ae0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ciplina: <text:span text:style-name="T5">AS35D - Interação Homem-Computador</text:span></text:p>
      <text:p text:style-name="P1">Turma: N15</text:p>
      <text:p text:style-name="P1">Nome: Pedro Henrique da Silva Pereira</text:p>
      <text:p text:style-name="P1">RA: 2102757</text:p>
      <text:p text:style-name="P1"/>
      <text:p text:style-name="P4">Especificações:</text:p>
      <text:p text:style-name="P14"><text:tab/>Aparelho - Xiaomi Redmi Note 8</text:p>
      <text:p text:style-name="P14"><text:tab/>Versão do MIUI – 12.0.3</text:p>
      <text:p text:style-name="P14"><text:tab/>Versão do Android – 10 QKQ1.200114.002</text:p>
      <text:p text:style-name="P15"><text:tab/>Usuário: Pedro Henrique da Silva Pereira</text:p>
      <text:p text:style-name="P2"/>
      <text:p text:style-name="P3">1º Método</text:p>
      <text:p text:style-name="P2"/>
      <text:p text:style-name="P5">Objetivo: <text:span text:style-name="T10">I</text:span><text:span text:style-name="T6">nserir um novo contato </text:span><text:span text:style-name="T7">na lista de contatos.</text:span></text:p>
      <text:p text:style-name="P5">Intenção: <text:span text:style-name="T13">Inserir</text:span><text:span text:style-name="T10"> um novo contato para a lista </text:span><text:span text:style-name="T13">pelo aplicativo da lista de contatos</text:span><text:span text:style-name="T10">.</text:span></text:p>
      <text:p text:style-name="P5">Especificação das ações: </text:p>
      <text:p text:style-name="P5"><text:tab/>1. Acionar <text:span text:style-name="T10">o aplicativo de contatos</text:span> &gt; <text:span text:style-name="T10">clicar no simbulo de mais na parte de baixo da tela(+)</text:span></text:p>
      <text:p text:style-name="P5"><text:tab/>2. <text:span text:style-name="T10">Preencher os campo (pelo menos nome e telefone)</text:span></text:p>
      <text:p text:style-name="P5"><text:tab/>3. Confirmar <text:span text:style-name="T10">o cadastro clicando no botão salvar no topo da tela(OK)</text:span></text:p>
      <text:p text:style-name="P5"/>
      <text:p text:style-name="P5">Execução (Ação 1): Acionar <text:span text:style-name="T10">o aplicativo de contatos</text:span> &gt; <text:span text:style-name="T10">clicar no simbulo (+) na parte de baixo da tela </text:span>Percepção: <text:span text:style-name="T10">Tive acessar o menu de aplicativos pois não tinha o atalho</text:span> Avaliação: Aproximei do meu objetivo; a especificação de ações parece correta e, portanto, posso prosseguir para o próximo passo. </text:p>
      <text:p text:style-name="P5"/>
      <text:p text:style-name="P6">Execução (Ação 2): <text:span text:style-name="T10">Preencher os campo (pelo menos nome e telefone)</text:span> Percepção: <text:span text:style-name="T13">Existem muitas campos para serem preenchidos, como sobrenome, empresa, e-mail, apelido, endereço, data, etc </text:span><text:s/>Avaliação: Aproximei do meu objetivo; a especificação de ações parece correta e, portanto, posso prosseguir para o próximo passo. </text:p>
      <text:p text:style-name="P5"/>
      <text:p text:style-name="P7">Execução (Ação 3): Confirmar <text:span text:style-name="T10">o cadastro clicando no botão </text:span><text:span text:style-name="T13">(S</text:span><text:span text:style-name="T10">alvar</text:span><text:span text:style-name="T13">)</text:span><text:span text:style-name="T10"> no topo da tela(OK)</text:span> Percepção: A<text:span text:style-name="T13">pareceu uma mensagem de contato salvo: </text:span><text:span text:style-name="T14">nome do contato</text:span>; <text:span text:style-name="T13">abre tela referente ao contato criado </text:span>Interpretação: <text:span text:style-name="T13">Um novo contato foi criado</text:span> Avaliação: Alcancei meu objetivo.</text:p>
      <text:p text:style-name="P8"/>
      <text:p text:style-name="P3">2º Método</text:p>
      <text:p text:style-name="P8"/>
      <text:p text:style-name="P6">Objetivo: <text:span text:style-name="T13">Inserir um novo contato na lista de contatos</text:span></text:p>
      <text:p text:style-name="P6">Intenção: <text:span text:style-name="T13">Inserir</text:span><text:span text:style-name="T10"> um novo contato para a lista </text:span><text:span text:style-name="T13">depois de receber uma ligação</text:span><text:span text:style-name="T10">.</text:span></text:p>
      <text:p text:style-name="P11">Especificação das ações:</text:p>
      <text:p text:style-name="P11"><text:tab/>1. Após finalizar a ligação clicar <text:span text:style-name="T14">no botão</text:span> <text:span text:style-name="T14">(</text:span>adicionar +<text:span text:style-name="T14">)</text:span></text:p>
      <text:p text:style-name="P11"><text:tab/>2. Preencha o campo de nome</text:p>
      <text:p text:style-name="P11"><text:tab/>3. Confirmar <text:span text:style-name="T10">o cadastro clicando no botão salvar no topo da tela(OK)</text:span></text:p>
      <text:p text:style-name="P11"/>
      <text:p text:style-name="P12">Execução (Ação 1): Após finalizar a ligação clicar <text:span text:style-name="T14">no botão</text:span> <text:span text:style-name="T14">(</text:span>adicionar +<text:span text:style-name="T14">) </text:span>Percepção: <text:span text:style-name="T14">O botão é bem visivel e também é identificado com um icone de uma pessoa </text:span>Avaliação:Aproximei do meu objetivo; a especificação de ações parece correta e, portanto, posso prosseguir para o próximo passo. </text:p>
      <text:p text:style-name="P11"/>
      <text:p text:style-name="P6">Execução (Ação 2): <text:span text:style-name="T10">Preencher os campo </text:span><text:span text:style-name="T13">de </text:span><text:span text:style-name="T10">nome</text:span> Percepção: <text:span text:style-name="T14">Foram apresentados menos campos a serem preenchidos; e o fomulário para cadastro ocupa apenas metade da tela</text:span><text:span text:style-name="T13"> </text:span>Avaliação: Aproximei do meu objetivo; a especificação de ações parece correta e, portanto, posso prosseguir para o próximo passo. </text:p>
      <text:p text:style-name="P6"/>
      <text:p text:style-name="P11"><text:soft-page-break/>Execução (Ação 3): Confirmar <text:span text:style-name="T10">o cadastro clicando no botão </text:span>(S<text:span text:style-name="T10">alvar</text:span>)<text:span text:style-name="T10"> no topo da tela(OK)</text:span> Percepção: Apareceu uma mensagem de contato salvo: <text:span text:style-name="T14">nome do contato </text:span>Interpretação: Um novo contato foi criado Avaliação: Alcancei meu objetivo.</text:p>
      <text:p text:style-name="P11"/>
      <text:p text:style-name="P3">3º Método</text:p>
      <text:p text:style-name="P9"/>
      <text:p text:style-name="P10">Objetivo: Inserir um novo contato na lista de contatos</text:p>
      <text:p text:style-name="P10">Intenção: Inserir um novo contato para a lista após realizar uma ligação.</text:p>
      <text:p text:style-name="P10">Especificação das ações:</text:p>
      <text:p text:style-name="P10"><text:tab/>1. Após finalizar a ligação acionar aplicativo telefone(onde consta as ligações feitas e <text:tab/>recebidas) &gt; clicar no número que deseja adicionar &gt; clicar no botão (adicionar)</text:p>
      <text:p text:style-name="P10"><text:tab/>2. <text:span text:style-name="T13">Preencha o campo de nome</text:span></text:p>
      <text:p text:style-name="P13"><text:tab/>3. Confirmar <text:span text:style-name="T10">o cadastro clicando no botão salvar no topo da tela(OK)</text:span></text:p>
      <text:p text:style-name="P13"/>
      <text:p text:style-name="P10">Execução (Ação 1): Após finalizar a ligação acionar aplicativo telefone(onde consta as ligações feitas e <text:tab/>recebidas) &gt; clicar no número que deseja adicionar &gt; clicar no botão (adicionar) Percepção: Após clicar no número que deseja adicionar as opções aparecem em baixo do card do número Avaliação: Aproximei do meu objetivo; a especificação de ações parece correta e, portanto, posso prosseguir para o próximo passo. </text:p>
      <text:p text:style-name="P13"/>
      <text:p text:style-name="P7">Execução (Ação 2): <text:span text:style-name="T10">Preencher os campo </text:span><text:span text:style-name="T13">de </text:span><text:span text:style-name="T10">nome</text:span> Percepção: <text:span text:style-name="T14">Foram apresentados menos campos a serem preenchidos; e o fomulário para cadastro ocupa apenas metade da tela</text:span><text:span text:style-name="T13"> </text:span>Avaliação: Aproximei do meu objetivo; a especificação de ações parece correta e, portanto, posso prosseguir para o próximo passo. </text:p>
      <text:p text:style-name="P7"/>
      <text:p text:style-name="P13">Execução (Ação 3): Confirmar <text:span text:style-name="T10">o cadastro clicando no botão </text:span>(S<text:span text:style-name="T10">alvar</text:span>)<text:span text:style-name="T10"> no topo da tela(OK)</text:span> Percepção: Apareceu uma mensagem de contato salvo: <text:span text:style-name="T14">nome do contato </text:span>Interpretação: Um novo contato foi criado Avaliação: Alcancei meu objetiv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14:50:55.383018363</meta:creation-date>
    <dc:date>2021-03-03T15:32:08.062427215</dc:date>
    <meta:editing-duration>PT7M52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2" meta:paragraph-count="39" meta:word-count="632" meta:character-count="4028" meta:non-whitespace-character-count="3410"/>
  </office:meta>
</office:document-meta>
</file>